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line-height="100%" fo:orphans="0" fo:widows="0" fo:text-indent="0.5in" style:auto-text-indent="false"/>
    </style:style>
    <style:style style:name="P4" style:family="paragraph" style:parent-style-name="Standard">
      <style:paragraph-properties fo:margin-left="0in" fo:margin-right="0in" fo:text-align="justify" style:justify-single-word="false" fo:text-indent="0.5in" style:auto-text-indent="false" fo:padding="0in" fo:border="none"/>
    </style:style>
    <style:style style:name="P5" style:family="paragraph" style:parent-style-name="Heading_20_2">
      <style:paragraph-properties fo:line-height="100%" fo:orphans="0" fo:widows="0"/>
    </style:style>
    <style:style style:name="P6" style:family="paragraph" style:parent-style-name="Heading_20_1" style:master-page-name="Standard">
      <style:paragraph-properties fo:text-align="center" style:justify-single-word="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toh7fq1z9v1j"/>Big Mountain Resort Ticket Prices</text:p>
      <text:p text:style-name="Heading_20_2"><text:bookmark text:name="_43eadp455ds7"/>Problem Statement</text:p>
      <text:p text:style-name="P3">Big Mountain Resort has about 350,000 people of all levels ski or snowboard at the resort each year. They have been charging a premium price above the average resorts in its market segment. Management wants to determine what ticket price will maximize profit during the resorts next ski /snowboard season.</text:p>
      <text:p text:style-name="P5"><text:bookmark text:name="_1lg94ygoyx15"/>Data Wrangling</text:p>
      <text:p text:style-name="P2">There were initially 330 rows and 27 columns in the data. Big Mountain Resort was present with no data missing. Several columns and rows were removed during this step. The fastEight and AdultWeekday columns were either missing values or the data was duplicated elsewhere. 53 rows were removed; the majority, because they were missing data for both adult prices. Others were because of outliers; i.e. a resort that either recently opened or was scheduled to open in 2019.</text:p>
      <text:p text:style-name="Standard"><text:tab/>Have been able to confirm the target feature is the Adult Weekend price. Other features of interest are: TerrainParks, SkiableTerrain_ac, daysOpenLastYear, and NightSkiing_ac. There are still 277 rows and 25 columns left to explore the data. A remaining unanswered question is should we only be using data from Montana, not the entire United States, for comparison and analysis purposes?</text:p>
      <text:p text:style-name="Heading_20_2"><text:bookmark text:name="_chc78hm6cqv2"/>Exploratory Data Analysis</text:p>
      <text:p text:style-name="P2">There weren't any clear patterns with regards to state and ticket price. There were 2 columns that had state-specific data: state_population and state_area_sq_miles. As a result, ratios were calculated so the original columns could be dropped.</text:p>
      <text:p text:style-name="P2">There also weren’t any reasons to treat a particular state and the features uniquely. So, the pricing model was able to consider all the states together. The target feature, AdultWeekend, was highly correlated with fastQuads, Runs, Snow Making_ac, vertical_drop, total_drops and resort_night_skiing_state_ratio in the heatmap. In the scatterplot, there was a high correlation with vertical_drop, fastQuads, Runs, and total_chairs.</text:p>
      <text:p text:style-name="Heading_20_2"><text:bookmark text:name="_r675kz3ux4la"/>Preprocessing and Training</text:p>
      <text:p text:style-name="P2">The baseline model of performance was found by taking a best guess of the average price using the training data's mean. This was 64.81%. The DummyRegressor also produced the same results.</text:p>
      <text:p text:style-name="P2">The linear model used SelectKBest to find the number of best features to use. A good value for k is 8. It found the following features: vertical_drop = 10.767857, Snow Making_ac = 6.290074, total_chairs = 5.794156, fastQuads = 5.745626, Runs = 5.370555, LongestRun_mi = 0.181814, trams = -4.142024, and SkiableTerrain_ac = -5.249780.</text:p>
      <text:p text:style-name="P2">The random forest regressor mean was 0.6976 with a standard deviation of 0.0709. The best features were fastQuads, Runs, Snow Making_ac, and vertical_drop. </text:p>
      <text:p text:style-name="P2">Decided to go with the random forest model because it has a lower cross-validation absolute error by almost $1. It also has less variability. Verifying performance on the test set produced performance consistent with the cross-validation results.</text:p>
      <text:p text:style-name="Heading_20_2"><text:bookmark text:name="_rfgdryd8k8ef"/>Modeling</text:p>
      <text:p text:style-name="P4">Big Mountain currently charges $81.00 for a ticket. The model suggests they could charge $95.87 based on their facilities. Even with the expected mean absolute error of $10.39, this suggests there is room for an increase.</text:p>
      <text:p text:style-name="P4">Also, there is positive return if Big Mountain decides to add a run, increase the vertical drop by 150 feet, and install an additional chair lift. This scenario increases support for ticket price by $1.99. Over the season, this could be expected to amount to $3,474,638.</text:p>
      <text:p text:style-name="P4">The business has several options if they want to close runs. The model says closing one run makes no difference. Closing 2 or 3 reduces support for ticket price and also revenue. The loss in ticket prices is the same if Big Mountain closes down 3 to 5 runs. Increasing the closures by 6 or more leads to a larger price drop.</text:p>
      <text:p text:style-name="Heading_20_2"><text:bookmark text:name="_k1er3wwtg5h9"/>Next Steps</text:p>
      <text:p text:style-name="P2">On the one hand, our earlier analysis showed that we had more than enough data to justify our models prediction. However, on the other, having all the cost and revenue data for each feature would be helpful for analysis. There may be other features that are obviously losing money that would make sense to shut down or do less of.</text:p>
      <text:p text:style-name="P2">The analysis shows Big Mountain already ranks well national for the majority of its features. As a result, a higher ticket price is most likely justified based on the analysis from the data available.</text:p>
      <text:p text:style-name="P4">Of all the scenarios modeled so far, recommend a) increasing the ticket price without changing anything else because the resort seems to be underpriced. b) increasing the ticket price by adding a run, increasing the vertical drop by 150 feet, and installing an additional chair lift because it has a positive expected val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3" meta:word-count="735" meta:character-count="4561" meta:non-whitespace-character-count="3847"/>
    <meta:generator>LibreOfficeDev/6.0.5.2$Linux_X86_64 LibreOffice_project/</meta:generator>
  </office:meta>
</office:document-meta>
</file>